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22: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47822" calcext:value-type="float">
            <text:p>747822</text:p>
          </table:table-cell>
          <table:table-cell office:value-type="float" office:value="672888" calcext:value-type="float">
            <text:p>672888</text:p>
          </table:table-cell>
          <table:table-cell office:value-type="float" office:value="74934" calcext:value-type="float">
            <text:p>74934</text:p>
          </table:table-cell>
          <table:table-cell/>
          <table:table-cell office:value-type="float" office:value="20588" calcext:value-type="float">
            <text:p>20588</text:p>
          </table:table-cell>
          <table:table-cell office:value-type="float" office:value="19244" calcext:value-type="float">
            <text:p>19244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24017" calcext:value-type="float">
            <text:p>24017</text:p>
          </table:table-cell>
          <table:table-cell office:value-type="float" office:value="21186" calcext:value-type="float">
            <text:p>21186</text:p>
          </table:table-cell>
          <table:table-cell office:value-type="float" office:value="2831" calcext:value-type="float">
            <text:p>2831</text:p>
          </table:table-cell>
          <table:table-cell/>
          <table:table-cell table:formula="of:=SUM([.M2]/([.E2]+[.I2]+[.M2]))" office:value-type="percentage" office:value="0.0357860673248303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13562" calcext:value-type="float">
            <text:p>1713562</text:p>
          </table:table-cell>
          <table:table-cell office:value-type="float" office:value="1637166" calcext:value-type="float">
            <text:p>1637166</text:p>
          </table:table-cell>
          <table:table-cell office:value-type="float" office:value="76396" calcext:value-type="float">
            <text:p>76396</text:p>
          </table:table-cell>
          <table:table-cell/>
          <table:table-cell office:value-type="float" office:value="37988" calcext:value-type="float">
            <text:p>37988</text:p>
          </table:table-cell>
          <table:table-cell office:value-type="float" office:value="37040" calcext:value-type="float">
            <text:p>37040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27988" calcext:value-type="float">
            <text:p>27988</text:p>
          </table:table-cell>
          <table:table-cell office:value-type="float" office:value="26217" calcext:value-type="float">
            <text:p>26217</text:p>
          </table:table-cell>
          <table:table-cell office:value-type="float" office:value="1771" calcext:value-type="float">
            <text:p>1771</text:p>
          </table:table-cell>
          <table:table-cell/>
          <table:table-cell table:formula="of:=SUM([.M3]/([.E3]+[.I3]+[.M3]))" office:value-type="percentage" office:value="0.0223851355621563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641067" calcext:value-type="float">
            <text:p>1641067</text:p>
          </table:table-cell>
          <table:table-cell office:value-type="float" office:value="1566993" calcext:value-type="float">
            <text:p>1566993</text:p>
          </table:table-cell>
          <table:table-cell office:value-type="float" office:value="74074" calcext:value-type="float">
            <text:p>74074</text:p>
          </table:table-cell>
          <table:table-cell/>
          <table:table-cell office:value-type="float" office:value="56330" calcext:value-type="float">
            <text:p>56330</text:p>
          </table:table-cell>
          <table:table-cell office:value-type="float" office:value="54696" calcext:value-type="float">
            <text:p>54696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58820" calcext:value-type="float">
            <text:p>58820</text:p>
          </table:table-cell>
          <table:table-cell office:value-type="float" office:value="55292" calcext:value-type="float">
            <text:p>55292</text:p>
          </table:table-cell>
          <table:table-cell office:value-type="float" office:value="3528" calcext:value-type="float">
            <text:p>3528</text:p>
          </table:table-cell>
          <table:table-cell/>
          <table:table-cell table:formula="of:=SUM([.M4]/([.E4]+[.I4]+[.M4]))" office:value-type="percentage" office:value="0.044525215810995" calcext:value-type="percentage">
            <text:p>4.4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63670" calcext:value-type="float">
            <text:p>1663670</text:p>
          </table:table-cell>
          <table:table-cell office:value-type="float" office:value="1588936" calcext:value-type="float">
            <text:p>1588936</text:p>
          </table:table-cell>
          <table:table-cell office:value-type="float" office:value="74734" calcext:value-type="float">
            <text:p>74734</text:p>
          </table:table-cell>
          <table:table-cell/>
          <table:table-cell office:value-type="float" office:value="56267" calcext:value-type="float">
            <text:p>56267</text:p>
          </table:table-cell>
          <table:table-cell office:value-type="float" office:value="54613" calcext:value-type="float">
            <text:p>54613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5809" calcext:value-type="float">
            <text:p>45809</text:p>
          </table:table-cell>
          <table:table-cell office:value-type="float" office:value="43093" calcext:value-type="float">
            <text:p>43093</text:p>
          </table:table-cell>
          <table:table-cell office:value-type="float" office:value="2716" calcext:value-type="float">
            <text:p>2716</text:p>
          </table:table-cell>
          <table:table-cell/>
          <table:table-cell table:formula="of:=SUM([.M5]/([.E5]+[.I5]+[.M5]))" office:value-type="percentage" office:value="0.0343345469255663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54236" calcext:value-type="float">
            <text:p>1654236</text:p>
          </table:table-cell>
          <table:table-cell office:value-type="float" office:value="1579464" calcext:value-type="float">
            <text:p>1579464</text:p>
          </table:table-cell>
          <table:table-cell office:value-type="float" office:value="74772" calcext:value-type="float">
            <text:p>74772</text:p>
          </table:table-cell>
          <table:table-cell/>
          <table:table-cell office:value-type="float" office:value="57990" calcext:value-type="float">
            <text:p>57990</text:p>
          </table:table-cell>
          <table:table-cell office:value-type="float" office:value="56492" calcext:value-type="float">
            <text:p>56492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float" office:value="49469" calcext:value-type="float">
            <text:p>49469</text:p>
          </table:table-cell>
          <table:table-cell office:value-type="float" office:value="46599" calcext:value-type="float">
            <text:p>46599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SUM([.M6]/([.E6]+[.I6]+[.M6]))" office:value-type="percentage" office:value="0.0362648471063937" calcext:value-type="percentage">
            <text:p>3.6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658515" calcext:value-type="float">
            <text:p>1658515</text:p>
          </table:table-cell>
          <table:table-cell office:value-type="float" office:value="1583794" calcext:value-type="float">
            <text:p>1583794</text:p>
          </table:table-cell>
          <table:table-cell office:value-type="float" office:value="74721" calcext:value-type="float">
            <text:p>74721</text:p>
          </table:table-cell>
          <table:table-cell/>
          <table:table-cell office:value-type="float" office:value="55683" calcext:value-type="float">
            <text:p>55683</text:p>
          </table:table-cell>
          <table:table-cell office:value-type="float" office:value="54214" calcext:value-type="float">
            <text:p>54214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48482" calcext:value-type="float">
            <text:p>48482</text:p>
          </table:table-cell>
          <table:table-cell office:value-type="float" office:value="45590" calcext:value-type="float">
            <text:p>45590</text:p>
          </table:table-cell>
          <table:table-cell office:value-type="float" office:value="2892" calcext:value-type="float">
            <text:p>2892</text:p>
          </table:table-cell>
          <table:table-cell/>
          <table:table-cell table:formula="of:=SUM([.M7]/([.E7]+[.I7]+[.M7]))" office:value-type="percentage" office:value="0.0365696365797527" calcext:value-type="percentage">
            <text:p>3.66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742194" calcext:value-type="float">
            <text:p>742194</text:p>
          </table:table-cell>
          <table:table-cell office:value-type="float" office:value="667855" calcext:value-type="float">
            <text:p>667855</text:p>
          </table:table-cell>
          <table:table-cell office:value-type="float" office:value="74339" calcext:value-type="float">
            <text:p>74339</text:p>
          </table:table-cell>
          <table:table-cell/>
          <table:table-cell office:value-type="float" office:value="23782" calcext:value-type="float">
            <text:p>23782</text:p>
          </table:table-cell>
          <table:table-cell office:value-type="float" office:value="22116" calcext:value-type="float">
            <text:p>22116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float" office:value="25962" calcext:value-type="float">
            <text:p>25962</text:p>
          </table:table-cell>
          <table:table-cell office:value-type="float" office:value="22783" calcext:value-type="float">
            <text:p>22783</text:p>
          </table:table-cell>
          <table:table-cell office:value-type="float" office:value="3179" calcext:value-type="float">
            <text:p>3179</text:p>
          </table:table-cell>
          <table:table-cell/>
          <table:table-cell table:formula="of:=SUM([.M8]/([.E8]+[.I8]+[.M8]))" office:value-type="percentage" office:value="0.0401469993938169" calcext:value-type="percentage">
            <text:p>4.0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655938" calcext:value-type="float">
            <text:p>1655938</text:p>
          </table:table-cell>
          <table:table-cell office:value-type="float" office:value="1581365" calcext:value-type="float">
            <text:p>1581365</text:p>
          </table:table-cell>
          <table:table-cell office:value-type="float" office:value="74573" calcext:value-type="float">
            <text:p>74573</text:p>
          </table:table-cell>
          <table:table-cell/>
          <table:table-cell office:value-type="float" office:value="56522" calcext:value-type="float">
            <text:p>56522</text:p>
          </table:table-cell>
          <table:table-cell office:value-type="float" office:value="54844" calcext:value-type="float">
            <text:p>54844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float" office:value="48438" calcext:value-type="float">
            <text:p>48438</text:p>
          </table:table-cell>
          <table:table-cell office:value-type="float" office:value="45607" calcext:value-type="float">
            <text:p>45607</text:p>
          </table:table-cell>
          <table:table-cell office:value-type="float" office:value="2831" calcext:value-type="float">
            <text:p>2831</text:p>
          </table:table-cell>
          <table:table-cell/>
          <table:table-cell table:formula="of:=SUM([.M9]/([.E9]+[.I9]+[.M9]))" office:value-type="percentage" office:value="0.035798285324094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688244" calcext:value-type="float">
            <text:p>1688244</text:p>
          </table:table-cell>
          <table:table-cell office:value-type="float" office:value="1612583" calcext:value-type="float">
            <text:p>1612583</text:p>
          </table:table-cell>
          <table:table-cell office:value-type="float" office:value="75661" calcext:value-type="float">
            <text:p>75661</text:p>
          </table:table-cell>
          <table:table-cell/>
          <table:table-cell office:value-type="float" office:value="42820" calcext:value-type="float">
            <text:p>42820</text:p>
          </table:table-cell>
          <table:table-cell office:value-type="float" office:value="41607" calcext:value-type="float">
            <text:p>41607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float" office:value="37732" calcext:value-type="float">
            <text:p>37732</text:p>
          </table:table-cell>
          <table:table-cell office:value-type="float" office:value="35476" calcext:value-type="float">
            <text:p>35476</text:p>
          </table:table-cell>
          <table:table-cell office:value-type="float" office:value="2256" calcext:value-type="float">
            <text:p>2256</text:p>
          </table:table-cell>
          <table:table-cell/>
          <table:table-cell table:formula="of:=SUM([.M10]/([.E10]+[.I10]+[.M10]))" office:value-type="percentage" office:value="0.0285100467584987" calcext:value-type="percentage">
            <text:p>2.8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693677" calcext:value-type="float">
            <text:p>1693677</text:p>
          </table:table-cell>
          <table:table-cell office:value-type="float" office:value="1617900" calcext:value-type="float">
            <text:p>1617900</text:p>
          </table:table-cell>
          <table:table-cell office:value-type="float" office:value="75777" calcext:value-type="float">
            <text:p>75777</text:p>
          </table:table-cell>
          <table:table-cell/>
          <table:table-cell office:value-type="float" office:value="41512" calcext:value-type="float">
            <text:p>41512</text:p>
          </table:table-cell>
          <table:table-cell office:value-type="float" office:value="40344" calcext:value-type="float">
            <text:p>4034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34786" calcext:value-type="float">
            <text:p>34786</text:p>
          </table:table-cell>
          <table:table-cell office:value-type="float" office:value="32578" calcext:value-type="float">
            <text:p>32578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SUM([.M11]/([.E11]+[.I11]+[.M11]))" office:value-type="percentage" office:value="0.0278953419327126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649654" calcext:value-type="float">
            <text:p>1649654</text:p>
          </table:table-cell>
          <table:table-cell office:value-type="float" office:value="1575415" calcext:value-type="float">
            <text:p>1575415</text:p>
          </table:table-cell>
          <table:table-cell office:value-type="float" office:value="74239" calcext:value-type="float">
            <text:p>74239</text:p>
          </table:table-cell>
          <table:table-cell/>
          <table:table-cell office:value-type="float" office:value="58655" calcext:value-type="float">
            <text:p>58655</text:p>
          </table:table-cell>
          <table:table-cell office:value-type="float" office:value="57079" calcext:value-type="float">
            <text:p>57079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53483" calcext:value-type="float">
            <text:p>53483</text:p>
          </table:table-cell>
          <table:table-cell office:value-type="float" office:value="50175" calcext:value-type="float">
            <text:p>50175</text:p>
          </table:table-cell>
          <table:table-cell office:value-type="float" office:value="3308" calcext:value-type="float">
            <text:p>3308</text:p>
          </table:table-cell>
          <table:table-cell/>
          <table:table-cell table:formula="of:=SUM([.M12]/([.E12]+[.I12]+[.M12]))" office:value-type="percentage" office:value="0.0418083237490995" calcext:value-type="percentage">
            <text:p>4.1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631858" calcext:value-type="float">
            <text:p>1631858</text:p>
          </table:table-cell>
          <table:table-cell office:value-type="float" office:value="1557816" calcext:value-type="float">
            <text:p>1557816</text:p>
          </table:table-cell>
          <table:table-cell office:value-type="float" office:value="74042" calcext:value-type="float">
            <text:p>74042</text:p>
          </table:table-cell>
          <table:table-cell/>
          <table:table-cell office:value-type="float" office:value="61404" calcext:value-type="float">
            <text:p>61404</text:p>
          </table:table-cell>
          <table:table-cell office:value-type="float" office:value="59782" calcext:value-type="float">
            <text:p>59782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61065" calcext:value-type="float">
            <text:p>61065</text:p>
          </table:table-cell>
          <table:table-cell office:value-type="float" office:value="57568" calcext:value-type="float">
            <text:p>57568</text:p>
          </table:table-cell>
          <table:table-cell office:value-type="float" office:value="3497" calcext:value-type="float">
            <text:p>3497</text:p>
          </table:table-cell>
          <table:table-cell/>
          <table:table-cell table:formula="of:=SUM([.M13]/([.E13]+[.I13]+[.M13]))" office:value-type="percentage" office:value="0.044175793635755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43145" calcext:value-type="float">
            <text:p>1643145</text:p>
          </table:table-cell>
          <table:table-cell office:value-type="float" office:value="1568792" calcext:value-type="float">
            <text:p>1568792</text:p>
          </table:table-cell>
          <table:table-cell office:value-type="float" office:value="74353" calcext:value-type="float">
            <text:p>74353</text:p>
          </table:table-cell>
          <table:table-cell/>
          <table:table-cell office:value-type="float" office:value="62444" calcext:value-type="float">
            <text:p>62444</text:p>
          </table:table-cell>
          <table:table-cell office:value-type="float" office:value="60879" calcext:value-type="float">
            <text:p>60879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float" office:value="54550" calcext:value-type="float">
            <text:p>54550</text:p>
          </table:table-cell>
          <table:table-cell office:value-type="float" office:value="51391" calcext:value-type="float">
            <text:p>51391</text:p>
          </table:table-cell>
          <table:table-cell office:value-type="float" office:value="3159" calcext:value-type="float">
            <text:p>3159</text:p>
          </table:table-cell>
          <table:table-cell/>
          <table:table-cell table:formula="of:=SUM([.M14]/([.E14]+[.I14]+[.M14]))" office:value-type="percentage" office:value="0.0399484047194507" calcext:value-type="percentage">
            <text:p>3.9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51279" calcext:value-type="float">
            <text:p>1651279</text:p>
          </table:table-cell>
          <table:table-cell office:value-type="float" office:value="1576770" calcext:value-type="float">
            <text:p>1576770</text:p>
          </table:table-cell>
          <table:table-cell office:value-type="float" office:value="74509" calcext:value-type="float">
            <text:p>74509</text:p>
          </table:table-cell>
          <table:table-cell/>
          <table:table-cell office:value-type="float" office:value="58512" calcext:value-type="float">
            <text:p>58512</text:p>
          </table:table-cell>
          <table:table-cell office:value-type="float" office:value="56931" calcext:value-type="float">
            <text:p>56931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float" office:value="49645" calcext:value-type="float">
            <text:p>49645</text:p>
          </table:table-cell>
          <table:table-cell office:value-type="float" office:value="46619" calcext:value-type="float">
            <text:p>46619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SUM([.M15]/([.E15]+[.I15]+[.M15]))" office:value-type="percentage" office:value="0.0382476363820213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48542" calcext:value-type="float">
            <text:p>1648542</text:p>
          </table:table-cell>
          <table:table-cell office:value-type="float" office:value="1574522" calcext:value-type="float">
            <text:p>1574522</text:p>
          </table:table-cell>
          <table:table-cell office:value-type="float" office:value="74020" calcext:value-type="float">
            <text:p>74020</text:p>
          </table:table-cell>
          <table:table-cell/>
          <table:table-cell office:value-type="float" office:value="62181" calcext:value-type="float">
            <text:p>62181</text:p>
          </table:table-cell>
          <table:table-cell office:value-type="float" office:value="60404" calcext:value-type="float">
            <text:p>60404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float" office:value="50761" calcext:value-type="float">
            <text:p>50761</text:p>
          </table:table-cell>
          <table:table-cell office:value-type="float" office:value="47396" calcext:value-type="float">
            <text:p>47396</text:p>
          </table:table-cell>
          <table:table-cell office:value-type="float" office:value="3365" calcext:value-type="float">
            <text:p>3365</text:p>
          </table:table-cell>
          <table:table-cell/>
          <table:table-cell table:formula="of:=SUM([.M16]/([.E16]+[.I16]+[.M16]))" office:value-type="percentage" office:value="0.0425077688790076" calcext:value-type="percentage">
            <text:p>4.2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635455" calcext:value-type="float">
            <text:p>1635455</text:p>
          </table:table-cell>
          <table:table-cell office:value-type="float" office:value="1561442" calcext:value-type="float">
            <text:p>1561442</text:p>
          </table:table-cell>
          <table:table-cell office:value-type="float" office:value="74013" calcext:value-type="float">
            <text:p>74013</text:p>
          </table:table-cell>
          <table:table-cell/>
          <table:table-cell office:value-type="float" office:value="60302" calcext:value-type="float">
            <text:p>60302</text:p>
          </table:table-cell>
          <table:table-cell office:value-type="float" office:value="58615" calcext:value-type="float">
            <text:p>58615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59303" calcext:value-type="float">
            <text:p>59303</text:p>
          </table:table-cell>
          <table:table-cell office:value-type="float" office:value="55822" calcext:value-type="float">
            <text:p>55822</text:p>
          </table:table-cell>
          <table:table-cell office:value-type="float" office:value="3481" calcext:value-type="float">
            <text:p>3481</text:p>
          </table:table-cell>
          <table:table-cell/>
          <table:table-cell table:formula="of:=SUM([.M17]/([.E17]+[.I17]+[.M17]))" office:value-type="percentage" office:value="0.0439625667773835" calcext:value-type="percentage">
            <text:p>4.4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739299" calcext:value-type="float">
            <text:p>739299</text:p>
          </table:table-cell>
          <table:table-cell office:value-type="float" office:value="665428" calcext:value-type="float">
            <text:p>665428</text:p>
          </table:table-cell>
          <table:table-cell office:value-type="float" office:value="73871" calcext:value-type="float">
            <text:p>73871</text:p>
          </table:table-cell>
          <table:table-cell/>
          <table:table-cell office:value-type="float" office:value="25193" calcext:value-type="float">
            <text:p>25193</text:p>
          </table:table-cell>
          <table:table-cell office:value-type="float" office:value="23456" calcext:value-type="float">
            <text:p>23456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28098" calcext:value-type="float">
            <text:p>28098</text:p>
          </table:table-cell>
          <table:table-cell office:value-type="float" office:value="24609" calcext:value-type="float">
            <text:p>24609</text:p>
          </table:table-cell>
          <table:table-cell office:value-type="float" office:value="3489" calcext:value-type="float">
            <text:p>3489</text:p>
          </table:table-cell>
          <table:table-cell/>
          <table:table-cell table:formula="of:=SUM([.M18]/([.E18]+[.I18]+[.M18]))" office:value-type="percentage" office:value="0.0441103960959328" calcext:value-type="percentage">
            <text:p>4.4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43193" calcext:value-type="float">
            <text:p>1643193</text:p>
          </table:table-cell>
          <table:table-cell office:value-type="float" office:value="1569239" calcext:value-type="float">
            <text:p>1569239</text:p>
          </table:table-cell>
          <table:table-cell office:value-type="float" office:value="73954" calcext:value-type="float">
            <text:p>73954</text:p>
          </table:table-cell>
          <table:table-cell/>
          <table:table-cell office:value-type="float" office:value="57927" calcext:value-type="float">
            <text:p>57927</text:p>
          </table:table-cell>
          <table:table-cell office:value-type="float" office:value="56195" calcext:value-type="float">
            <text:p>56195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55103" calcext:value-type="float">
            <text:p>55103</text:p>
          </table:table-cell>
          <table:table-cell office:value-type="float" office:value="51631" calcext:value-type="float">
            <text:p>51631</text:p>
          </table:table-cell>
          <table:table-cell office:value-type="float" office:value="3472" calcext:value-type="float">
            <text:p>3472</text:p>
          </table:table-cell>
          <table:table-cell/>
          <table:table-cell table:formula="of:=SUM([.M19]/([.E19]+[.I19]+[.M19]))" office:value-type="percentage" office:value="0.0438616438010056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57272" calcext:value-type="float">
            <text:p>1657272</text:p>
          </table:table-cell>
          <table:table-cell office:value-type="float" office:value="1582995" calcext:value-type="float">
            <text:p>1582995</text:p>
          </table:table-cell>
          <table:table-cell office:value-type="float" office:value="74277" calcext:value-type="float">
            <text:p>74277</text:p>
          </table:table-cell>
          <table:table-cell/>
          <table:table-cell office:value-type="float" office:value="49723" calcext:value-type="float">
            <text:p>49723</text:p>
          </table:table-cell>
          <table:table-cell office:value-type="float" office:value="48278" calcext:value-type="float">
            <text:p>48278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50910" calcext:value-type="float">
            <text:p>50910</text:p>
          </table:table-cell>
          <table:table-cell office:value-type="float" office:value="47562" calcext:value-type="float">
            <text:p>47562</text:p>
          </table:table-cell>
          <table:table-cell office:value-type="float" office:value="3348" calcext:value-type="float">
            <text:p>3348</text:p>
          </table:table-cell>
          <table:table-cell/>
          <table:table-cell table:formula="of:=SUM([.M20]/([.E20]+[.I20]+[.M20]))" office:value-type="percentage" office:value="0.0423422284052106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50632" calcext:value-type="float">
            <text:p>1650632</text:p>
          </table:table-cell>
          <table:table-cell office:value-type="float" office:value="1576159" calcext:value-type="float">
            <text:p>1576159</text:p>
          </table:table-cell>
          <table:table-cell office:value-type="float" office:value="74473" calcext:value-type="float">
            <text:p>74473</text:p>
          </table:table-cell>
          <table:table-cell/>
          <table:table-cell office:value-type="float" office:value="55082" calcext:value-type="float">
            <text:p>55082</text:p>
          </table:table-cell>
          <table:table-cell office:value-type="float" office:value="53280" calcext:value-type="float">
            <text:p>53280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float" office:value="50716" calcext:value-type="float">
            <text:p>50716</text:p>
          </table:table-cell>
          <table:table-cell office:value-type="float" office:value="47883" calcext:value-type="float">
            <text:p>47883</text:p>
          </table:table-cell>
          <table:table-cell office:value-type="float" office:value="2833" calcext:value-type="float">
            <text:p>2833</text:p>
          </table:table-cell>
          <table:table-cell/>
          <table:table-cell table:formula="of:=SUM([.M21]/([.E21]+[.I21]+[.M21]))" office:value-type="percentage" office:value="0.0358118015877029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624120" calcext:value-type="float">
            <text:p>1624120</text:p>
          </table:table-cell>
          <table:table-cell office:value-type="float" office:value="1550377" calcext:value-type="float">
            <text:p>1550377</text:p>
          </table:table-cell>
          <table:table-cell office:value-type="float" office:value="73743" calcext:value-type="float">
            <text:p>73743</text:p>
          </table:table-cell>
          <table:table-cell/>
          <table:table-cell office:value-type="float" office:value="61829" calcext:value-type="float">
            <text:p>61829</text:p>
          </table:table-cell>
          <table:table-cell office:value-type="float" office:value="60032" calcext:value-type="float">
            <text:p>60032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62381" calcext:value-type="float">
            <text:p>62381</text:p>
          </table:table-cell>
          <table:table-cell office:value-type="float" office:value="58781" calcext:value-type="float">
            <text:p>58781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SUM([.M22]/([.E22]+[.I22]+[.M22]))" office:value-type="percentage" office:value="0.045489006823351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641568" calcext:value-type="float">
            <text:p>1641568</text:p>
          </table:table-cell>
          <table:table-cell office:value-type="float" office:value="1567024" calcext:value-type="float">
            <text:p>1567024</text:p>
          </table:table-cell>
          <table:table-cell office:value-type="float" office:value="74544" calcext:value-type="float">
            <text:p>74544</text:p>
          </table:table-cell>
          <table:table-cell/>
          <table:table-cell office:value-type="float" office:value="59718" calcext:value-type="float">
            <text:p>59718</text:p>
          </table:table-cell>
          <table:table-cell office:value-type="float" office:value="58132" calcext:value-type="float">
            <text:p>58132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52938" calcext:value-type="float">
            <text:p>52938</text:p>
          </table:table-cell>
          <table:table-cell office:value-type="float" office:value="49973" calcext:value-type="float">
            <text:p>49973</text:p>
          </table:table-cell>
          <table:table-cell office:value-type="float" office:value="2965" calcext:value-type="float">
            <text:p>2965</text:p>
          </table:table-cell>
          <table:table-cell/>
          <table:table-cell table:formula="of:=SUM([.M23]/([.E23]+[.I23]+[.M23]))" office:value-type="percentage" office:value="0.0374865667867754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64273" calcext:value-type="float">
            <text:p>1664273</text:p>
          </table:table-cell>
          <table:table-cell office:value-type="float" office:value="1589116" calcext:value-type="float">
            <text:p>1589116</text:p>
          </table:table-cell>
          <table:table-cell office:value-type="float" office:value="75157" calcext:value-type="float">
            <text:p>75157</text:p>
          </table:table-cell>
          <table:table-cell/>
          <table:table-cell office:value-type="float" office:value="51159" calcext:value-type="float">
            <text:p>51159</text:p>
          </table:table-cell>
          <table:table-cell office:value-type="float" office:value="49766" calcext:value-type="float">
            <text:p>49766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43918" calcext:value-type="float">
            <text:p>43918</text:p>
          </table:table-cell>
          <table:table-cell office:value-type="float" office:value="41300" calcext:value-type="float">
            <text:p>41300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SUM([.M24]/([.E24]+[.I24]+[.M24]))" office:value-type="percentage" office:value="0.033068916734034" calcext:value-type="percentage">
            <text:p>3.31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737271" calcext:value-type="float">
            <text:p>737271</text:p>
          </table:table-cell>
          <table:table-cell office:value-type="float" office:value="663355" calcext:value-type="float">
            <text:p>663355</text:p>
          </table:table-cell>
          <table:table-cell office:value-type="float" office:value="73916" calcext:value-type="float">
            <text:p>73916</text:p>
          </table:table-cell>
          <table:table-cell/>
          <table:table-cell office:value-type="float" office:value="25227" calcext:value-type="float">
            <text:p>25227</text:p>
          </table:table-cell>
          <table:table-cell office:value-type="float" office:value="23652" calcext:value-type="float">
            <text:p>23652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30347" calcext:value-type="float">
            <text:p>30347</text:p>
          </table:table-cell>
          <table:table-cell office:value-type="float" office:value="26683" calcext:value-type="float">
            <text:p>26683</text:p>
          </table:table-cell>
          <table:table-cell office:value-type="float" office:value="3664" calcext:value-type="float">
            <text:p>3664</text:p>
          </table:table-cell>
          <table:table-cell/>
          <table:table-cell table:formula="of:=SUM([.M25]/([.E25]+[.I25]+[.M25]))" office:value-type="percentage" office:value="0.0462889267892111" calcext:value-type="percentage">
            <text:p>4.6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58655" calcext:value-type="float">
            <text:p>1658655</text:p>
          </table:table-cell>
          <table:table-cell office:value-type="float" office:value="1583790" calcext:value-type="float">
            <text:p>1583790</text:p>
          </table:table-cell>
          <table:table-cell office:value-type="float" office:value="74865" calcext:value-type="float">
            <text:p>74865</text:p>
          </table:table-cell>
          <table:table-cell/>
          <table:table-cell office:value-type="float" office:value="53096" calcext:value-type="float">
            <text:p>53096</text:p>
          </table:table-cell>
          <table:table-cell office:value-type="float" office:value="51720" calcext:value-type="float">
            <text:p>51720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47634" calcext:value-type="float">
            <text:p>47634</text:p>
          </table:table-cell>
          <table:table-cell office:value-type="float" office:value="44739" calcext:value-type="float">
            <text:p>44739</text:p>
          </table:table-cell>
          <table:table-cell office:value-type="float" office:value="2895" calcext:value-type="float">
            <text:p>2895</text:p>
          </table:table-cell>
          <table:table-cell/>
          <table:table-cell table:formula="of:=SUM([.M26]/([.E26]+[.I26]+[.M26]))" office:value-type="percentage" office:value="0.0365825919935301" calcext:value-type="percentage">
            <text:p>3.6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41102" calcext:value-type="float">
            <text:p>1641102</text:p>
          </table:table-cell>
          <table:table-cell office:value-type="float" office:value="1567066" calcext:value-type="float">
            <text:p>1567066</text:p>
          </table:table-cell>
          <table:table-cell office:value-type="float" office:value="74036" calcext:value-type="float">
            <text:p>74036</text:p>
          </table:table-cell>
          <table:table-cell/>
          <table:table-cell office:value-type="float" office:value="61418" calcext:value-type="float">
            <text:p>61418</text:p>
          </table:table-cell>
          <table:table-cell office:value-type="float" office:value="59660" calcext:value-type="float">
            <text:p>59660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float" office:value="53539" calcext:value-type="float">
            <text:p>53539</text:p>
          </table:table-cell>
          <table:table-cell office:value-type="float" office:value="50196" calcext:value-type="float">
            <text:p>50196</text:p>
          </table:table-cell>
          <table:table-cell office:value-type="float" office:value="3343" calcext:value-type="float">
            <text:p>3343</text:p>
          </table:table-cell>
          <table:table-cell/>
          <table:table-cell table:formula="of:=SUM([.M27]/([.E27]+[.I27]+[.M27]))" office:value-type="percentage" office:value="0.0422431985038604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674906" calcext:value-type="float">
            <text:p>1674906</text:p>
          </table:table-cell>
          <table:table-cell office:value-type="float" office:value="1599855" calcext:value-type="float">
            <text:p>1599855</text:p>
          </table:table-cell>
          <table:table-cell office:value-type="float" office:value="75051" calcext:value-type="float">
            <text:p>75051</text:p>
          </table:table-cell>
          <table:table-cell/>
          <table:table-cell office:value-type="float" office:value="51009" calcext:value-type="float">
            <text:p>51009</text:p>
          </table:table-cell>
          <table:table-cell office:value-type="float" office:value="49518" calcext:value-type="float">
            <text:p>49518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float" office:value="39435" calcext:value-type="float">
            <text:p>39435</text:p>
          </table:table-cell>
          <table:table-cell office:value-type="float" office:value="36856" calcext:value-type="float">
            <text:p>36856</text:p>
          </table:table-cell>
          <table:table-cell office:value-type="float" office:value="2579" calcext:value-type="float">
            <text:p>2579</text:p>
          </table:table-cell>
          <table:table-cell/>
          <table:table-cell table:formula="of:=SUM([.M28]/([.E28]+[.I28]+[.M28]))" office:value-type="percentage" office:value="0.0325956446455429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743191" calcext:value-type="float">
            <text:p>743191</text:p>
          </table:table-cell>
          <table:table-cell office:value-type="float" office:value="668654" calcext:value-type="float">
            <text:p>668654</text:p>
          </table:table-cell>
          <table:table-cell office:value-type="float" office:value="74537" calcext:value-type="float">
            <text:p>74537</text:p>
          </table:table-cell>
          <table:table-cell/>
          <table:table-cell office:value-type="float" office:value="23949" calcext:value-type="float">
            <text:p>23949</text:p>
          </table:table-cell>
          <table:table-cell office:value-type="float" office:value="22389" calcext:value-type="float">
            <text:p>22389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25462" calcext:value-type="float">
            <text:p>25462</text:p>
          </table:table-cell>
          <table:table-cell office:value-type="float" office:value="22395" calcext:value-type="float">
            <text:p>22395</text:p>
          </table:table-cell>
          <table:table-cell office:value-type="float" office:value="3067" calcext:value-type="float">
            <text:p>3067</text:p>
          </table:table-cell>
          <table:table-cell/>
          <table:table-cell table:formula="of:=SUM([.M29]/([.E29]+[.I29]+[.M29]))" office:value-type="percentage" office:value="0.0387423576373099" calcext:value-type="percentage">
            <text:p>3.8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642409" calcext:value-type="float">
            <text:p>1642409</text:p>
          </table:table-cell>
          <table:table-cell office:value-type="float" office:value="1568447" calcext:value-type="float">
            <text:p>1568447</text:p>
          </table:table-cell>
          <table:table-cell office:value-type="float" office:value="73962" calcext:value-type="float">
            <text:p>73962</text:p>
          </table:table-cell>
          <table:table-cell/>
          <table:table-cell office:value-type="float" office:value="60463" calcext:value-type="float">
            <text:p>60463</text:p>
          </table:table-cell>
          <table:table-cell office:value-type="float" office:value="58798" calcext:value-type="float">
            <text:p>58798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52290" calcext:value-type="float">
            <text:p>52290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SUM([.M30]/([.E30]+[.I30]+[.M30]))" office:value-type="percentage" office:value="0.0443051571405103" calcext:value-type="percentage">
            <text:p>4.4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48374" calcext:value-type="float">
            <text:p>1648374</text:p>
          </table:table-cell>
          <table:table-cell office:value-type="float" office:value="1573956" calcext:value-type="float">
            <text:p>1573956</text:p>
          </table:table-cell>
          <table:table-cell office:value-type="float" office:value="74418" calcext:value-type="float">
            <text:p>74418</text:p>
          </table:table-cell>
          <table:table-cell/>
          <table:table-cell office:value-type="float" office:value="55650" calcext:value-type="float">
            <text:p>55650</text:p>
          </table:table-cell>
          <table:table-cell office:value-type="float" office:value="54064" calcext:value-type="float">
            <text:p>54064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53828" calcext:value-type="float">
            <text:p>53828</text:p>
          </table:table-cell>
          <table:table-cell office:value-type="float" office:value="50721" calcext:value-type="float">
            <text:p>50721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SUM([.M31]/([.E31]+[.I31]+[.M31]))" office:value-type="percentage" office:value="0.0392739315645106" calcext:value-type="percentage">
            <text:p>3.9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63812" calcext:value-type="float">
            <text:p>1663812</text:p>
          </table:table-cell>
          <table:table-cell office:value-type="float" office:value="1588907" calcext:value-type="float">
            <text:p>1588907</text:p>
          </table:table-cell>
          <table:table-cell office:value-type="float" office:value="74905" calcext:value-type="float">
            <text:p>74905</text:p>
          </table:table-cell>
          <table:table-cell/>
          <table:table-cell office:value-type="float" office:value="55721" calcext:value-type="float">
            <text:p>55721</text:p>
          </table:table-cell>
          <table:table-cell office:value-type="float" office:value="54087" calcext:value-type="float">
            <text:p>54087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3760" calcext:value-type="float">
            <text:p>43760</text:p>
          </table:table-cell>
          <table:table-cell office:value-type="float" office:value="41159" calcext:value-type="float">
            <text:p>41159</text:p>
          </table:table-cell>
          <table:table-cell office:value-type="float" office:value="2601" calcext:value-type="float">
            <text:p>2601</text:p>
          </table:table-cell>
          <table:table-cell/>
          <table:table-cell table:formula="of:=SUM([.M32]/([.E32]+[.I32]+[.M32]))" office:value-type="percentage" office:value="0.0328658074298711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45383" calcext:value-type="float">
            <text:p>1645383</text:p>
          </table:table-cell>
          <table:table-cell office:value-type="float" office:value="1570950" calcext:value-type="float">
            <text:p>1570950</text:p>
          </table:table-cell>
          <table:table-cell office:value-type="float" office:value="74433" calcext:value-type="float">
            <text:p>74433</text:p>
          </table:table-cell>
          <table:table-cell/>
          <table:table-cell office:value-type="float" office:value="55849" calcext:value-type="float">
            <text:p>55849</text:p>
          </table:table-cell>
          <table:table-cell office:value-type="float" office:value="54217" calcext:value-type="float">
            <text:p>54217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float" office:value="54644" calcext:value-type="float">
            <text:p>54644</text:p>
          </table:table-cell>
          <table:table-cell office:value-type="float" office:value="51561" calcext:value-type="float">
            <text:p>51561</text:p>
          </table:table-cell>
          <table:table-cell office:value-type="float" office:value="3083" calcext:value-type="float">
            <text:p>3083</text:p>
          </table:table-cell>
          <table:table-cell/>
          <table:table-cell table:formula="of:=SUM([.M33]/([.E33]+[.I33]+[.M33]))" office:value-type="percentage" office:value="0.0389523424470612" calcext:value-type="percentage">
            <text:p>3.90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383402229764673" calcext:value-type="percentage">
            <text:p>3.8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31:05.030299043</dc:date>
    <meta:editing-duration>PT1M14S</meta:editing-duration>
    <meta:editing-cycles>1</meta:editing-cycles>
    <meta:document-statistic meta:table-count="1" meta:cell-count="407" meta:object-count="0"/>
    <meta:generator>LibreOffice/5.1.6.2$Linux_X86_64 LibreOffice_project/10m0$Build-2</meta:generator>
  </office:meta>
</office:document-meta>
</file>